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"/>
    <style:font-face style:name="Noto Sans CJK TC Regular1" svg:font-family="'Noto Sans CJK TC Regular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Open Sans1" fo:font-size="14pt" officeooo:rsid="0012ab07" style:font-name-asian="Open Sans1" style:font-size-asian="14pt" style:font-size-complex="14pt"/>
    </style:style>
    <style:style style:name="P2" style:family="paragraph" style:parent-style-name="Text_20_body"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3402d" officeooo:paragraph-rsid="0013402d" style:text-blinking="false" fo:background-color="transparent" style:font-name-asian="Open Sans1" style:font-size-asian="12pt" style:font-size-complex="12pt"/>
    </style:style>
    <style:style style:name="P3" style:family="paragraph" style:parent-style-name="Text_20_body"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2ab07" style:text-blinking="false" fo:background-color="transparent" style:font-name-asian="Open Sans1" style:font-size-asian="12pt" style:font-size-complex="12pt"/>
    </style:style>
    <style:style style:name="P4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3402d" officeooo:paragraph-rsid="0013402d" style:text-blinking="false" fo:background-color="transparent" style:font-name-asian="Open Sans1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style:text-blinking="false" fo:background-color="transparent" style:font-name-asian="Open Sans1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style:text-blinking="false" fo:background-color="transparent" style:font-name-asian="Open Sans1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paragraph-rsid="001836df" style:text-blinking="false" fo:background-color="transparent" style:font-name-asian="Open Sans1" style:font-size-asian="12pt" style:font-size-complex="12pt"/>
    </style:style>
    <style:style style:name="P8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7303a" officeooo:paragraph-rsid="0017303a" style:text-blinking="false" fo:background-color="transparent" style:font-name-asian="Open Sans1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695d46" style:text-line-through-style="none" style:text-line-through-type="none" style:font-name="Open Sans1" fo:font-size="12pt" fo:font-style="normal" style:text-underline-style="none" fo:font-weight="normal" officeooo:rsid="001836df" officeooo:paragraph-rsid="001836df" style:text-blinking="false" fo:background-color="transparent" style:font-name-asian="Open Sans1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style:font-name-asian="Open Sans1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officeooo:paragraph-rsid="0016ade2" style:font-name-asian="Open Sans1" style:font-size-asian="12pt" style:font-size-complex="12pt"/>
    </style:style>
    <style:style style:name="P12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style:font-name="Open Sans1" fo:font-size="12pt" style:font-name-asian="Open Sans1" style:font-size-asian="12pt" style:font-size-complex="12pt"/>
    </style:style>
    <style:style style:name="P13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style:font-name="Open Sans1" fo:font-size="12pt" officeooo:paragraph-rsid="0013402d" style:font-name-asian="Open Sans1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loext:contextual-spacing="false" fo:line-height="138%" fo:text-align="start" style:justify-single-word="false" style:writing-mode="lr-tb"/>
      <style:text-properties style:font-name="Open Sans1" fo:font-size="12pt" officeooo:rsid="0013402d" officeooo:paragraph-rsid="0013402d" style:font-name-asian="Open Sans1" style:font-size-asian="12pt" style:font-size-complex="12pt"/>
    </style:style>
    <style:style style:name="P1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officeooo:rsid="00135fc1" officeooo:paragraph-rsid="00135fc1" style:font-name-asian="Open Sans1" style:font-size-asian="12pt" style:font-size-complex="12pt"/>
    </style:style>
    <style:style style:name="P1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officeooo:rsid="00151dc2" officeooo:paragraph-rsid="00151dc2" style:font-name-asian="Open Sans1" style:font-size-asian="12pt" style:font-size-complex="12pt"/>
    </style:style>
    <style:style style:name="P1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style:font-name="Open Sans1" fo:font-size="12pt" officeooo:rsid="0016ade2" officeooo:paragraph-rsid="0016ade2" style:font-name-asian="Open Sans1" style:font-size-asian="12pt" style:font-size-complex="12pt"/>
    </style:style>
    <style:style style:name="T1" style:family="text">
      <style:text-properties fo:font-variant="normal" fo:text-transform="none" fo:color="#695d46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695d46" style:text-line-through-style="none" style:text-line-through-type="none" fo:font-style="normal" style:text-underline-style="none" fo:font-weight="normal" officeooo:rsid="0013402d" style:text-blinking="false" fo:background-color="transparent" loext:char-shading-value="0"/>
    </style:style>
    <style:style style:name="T3" style:family="text">
      <style:text-properties fo:font-variant="normal" fo:text-transform="none" fo:color="#695d46" style:text-line-through-style="none" style:text-line-through-type="none" fo:font-style="normal" style:text-underline-style="none" fo:font-weight="normal" officeooo:rsid="00135fc1" style:text-blinking="false" fo:background-color="transparent" loext:char-shading-value="0"/>
    </style:style>
    <style:style style:name="T4" style:family="text">
      <style:text-properties fo:font-variant="normal" fo:text-transform="none" fo:color="#695d46" style:text-line-through-style="none" style:text-line-through-type="none" fo:font-style="normal" style:text-underline-style="none" fo:font-weight="normal" officeooo:rsid="0016ade2" style:text-blinking="false" fo:background-color="transparent" loext:char-shading-value="0"/>
    </style:style>
    <style:style style:name="T5" style:family="text">
      <style:text-properties fo:font-variant="normal" fo:text-transform="none" fo:color="#695d46" style:text-line-through-style="none" style:text-line-through-type="none" fo:font-style="normal" style:text-underline-style="none" fo:font-weight="normal" officeooo:rsid="0017bacb" style:text-blinking="false" fo:background-color="transparent" loext:char-shading-value="0"/>
    </style:style>
    <style:style style:name="T6" style:family="text">
      <style:text-properties officeooo:rsid="0017bacb"/>
    </style:style>
    <style:style style:name="T7" style:family="text">
      <style:text-properties officeooo:rsid="001836d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05902052 劉家維</text:p>
      <text:p text:style-name="P3"><text:bookmark text:name="docs-internal-guid-76df6fc1-d4b6-9438-1261-2fd9e02bba1e"/>Model description</text:p>
      <text:list xml:id="list2726534812793207670" text:style-name="L2">
        <text:list-item>
          <text:p text:style-name="P10"><text:span text:style-name="T1">Describe your seq2seq model</text:span></text:p>
          <text:list>
            <text:list-item>
              <text:p text:style-name="P4">Encoder</text:p>
              <text:list>
                <text:list-item>
                  <text:p text:style-name="P4">Input: 4096維的向量</text:p>
                </text:list-item>
                <text:list-item>
                  <text:p text:style-name="P4">Hidden Units: 256</text:p>
                </text:list-item>
                <text:list-item>
                  <text:p text:style-name="P4">Output: 兩種 state (h_state, c_state)</text:p>
                </text:list-item>
              </text:list>
            </text:list-item>
            <text:list-item>
              <text:p text:style-name="P4">Decoder</text:p>
              <text:list>
                <text:list-item>
                  <text:p text:style-name="P4">Input: h_state, c_state, onehot 處理過後的單字 (字典大小4000)</text:p>
                </text:list-item>
                <text:list-item>
                  <text:p text:style-name="P4">Hidden Units: 256</text:p>
                </text:list-item>
                <text:list-item>
                  <text:p text:style-name="P4">Output: 4000維的向量，對應到每個字的機率</text:p>
                </text:list-item>
              </text:list>
            </text:list-item>
          </text:list>
        </text:list-item>
        <text:list-item>
          <text:p text:style-name="P12"><text:span text:style-name="T1">Attention mechanism</text:span></text:p>
          <text:list>
            <text:list-item>
              <text:p text:style-name="P13"><text:span text:style-name="T1">How do you implement attention mechanism?</text:span></text:p>
              <text:list>
                <text:list-item>
                  <text:p text:style-name="P13"><text:span text:style-name="T1">第一種是多 </text:span><text:span text:style-name="T2">train 一個 4096 維的權重，每個 timestep 分別會注意 4096 維的不同地方。</text:span></text:p>
                </text:list-item>
                <text:list-item>
                  <text:p text:style-name="P14"><text:span text:style-name="T1">第二種是</text:span><text:span text:style-name="T3">多 train 一個 256維的權重，在 encoder</text:span><text:span text:style-name="T1">輸出 state 給 </text:span><text:span text:style-name="T3">decoder</text:span><text:span text:style-name="T1">的時候，每個 timestep 分別會注意 256 個 units 的不同地方。</text:span></text:p>
                </text:list-item>
              </text:list>
            </text:list-item>
            <text:list-item>
              <text:p text:style-name="P10"><text:span text:style-name="T1">Compare and analyze the results of models with and without attention mechanism.</text:span></text:p>
              <text:list>
                <text:list-item>
                  <text:p text:style-name="P15"><text:span text:style-name="T1">單純比 bleu score的話，效果跟最基本的比並沒有比較好。</text:span></text:p>
                </text:list-item>
                <text:list-item>
                  <text:p text:style-name="P15"><text:span text:style-name="T1">可能原因如下：</text:span></text:p>
                  <text:list>
                    <text:list-item>
                      <text:p text:style-name="P15"><text:span text:style-name="T1">bleu score 並不是一個好的 metric</text:span></text:p>
                    </text:list-item>
                    <text:list-item>
                      <text:p text:style-name="P15"><text:span text:style-name="T1">也許單純乘上一個權重還不夠，要改成一個另外的 NN，只是這樣訓練時間會變很長。</text:span></text:p>
                    </text:list-item>
                    <text:list-item>
                      <text:p text:style-name="P16"><text:span text:style-name="T1">有時輸出的句子會略為重複，regularizer 太大容易造成句子死循環，太小又容易造成 attention 失去作用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1">How to improve your performance</text:span></text:p>
          <text:list>
            <text:list-item>
              <text:p text:style-name="P5">Write down the method that makes you outstanding</text:p>
              <text:list>
                <text:list-item>
                  <text:p text:style-name="P8">每個影片都隨機挑出一個句子訓練。loss 收斂較原本訓練速度快許多。</text:p>
                </text:list-item>
                <text:list-item>
                  <text:p text:style-name="P8"><text:soft-page-break/>其他試過的方法就沒有明顯提昇了。</text:p>
                  <text:list>
                    <text:list-item>
                      <text:p text:style-name="P8">例如：在 <text:span text:style-name="T6">encoder 前後都加上 attention model，增加字典大小或 encoder 和 decoder 的 hidden units 等等，或者調整 scheduled sampling 不同的遞減方式等等。</text:span></text:p>
                    </text:list-item>
                  </text:list>
                </text:list-item>
              </text:list>
            </text:list-item>
            <text:list-item>
              <text:p text:style-name="P6">Describe the model or technique</text:p>
              <text:list>
                <text:list-item>
                  <text:p text:style-name="P6">在 <text:span text:style-name="T7">encoder 前後都加上 attention model</text:span></text:p>
                  <text:list>
                    <text:list-item>
                      <text:p text:style-name="P6">也就是有兩個權重，一個對應 <text:span text:style-name="T7">80 個不同 timestep 中，每個 timestep 各要注意哪些 feature，一個對應輸出句子的每個單字時，各要注意 state 中的哪些 hidden units。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">Why do you use it</text:span></text:p>
              <text:list>
                <text:list-item>
                  <text:p text:style-name="P7">在 <text:span text:style-name="T7">encoder 前後都加上 attention model</text:span></text:p>
                  <text:list>
                    <text:list-item>
                      <text:p text:style-name="P9">天真的以為如果加一邊 attention model 沒有明顯效果，兩邊同時可能會比較好。事實上當然是沒有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1">Experimental results and settings</text:span></text:p>
          <text:list>
            <text:list-item>
              <text:p text:style-name="P11"><text:span text:style-name="T4">有嘗試 scheduled sampling的不同遞減方式以及不同的 attention model</text:span></text:p>
            </text:list-item>
            <text:list-item>
              <text:p text:style-name="P17"><text:span text:style-name="T1">但是 bleu score還是原本的最好，輸出的句子則沒有明顯差異</text:span></text:p>
            </text:list-item>
            <text:list-item>
              <text:p text:style-name="P17"><text:span text:style-name="T1">在 </text:span><text:span text:style-name="T5">training 的過程中，常常只有前幾個 epoch 的 bleu score有明顯的提昇，但是之後我的 bleu score 就維持震盪 (0.26~0.29 / 0.55~0.60) 狀態，而且當輸出還是 A man is a a a. 的時候舊版分數就有約 0.25 分了，訓練後期能夠輸出 A man is playing guitar. 等完整的句子時分數也才差不多 0.26~0.28 分，總覺得提昇不是很明顯，但是 loss 仍然還是有穩定下降。也許 bleu score 不是一個好的 metric。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"/>
    <style:font-face style:name="Noto Sans CJK TC Regular1" svg:font-family="'Noto Sans CJK TC Regular'" style:font-family-generic="swiss"/>
    <style:font-face style:name="Open Sans1" svg:font-family="'Ope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2:03:34.805346864</meta:creation-date>
    <dc:date>2017-11-19T23:44:54.721070776</dc:date>
    <meta:editing-duration>PT17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718" meta:character-count="1598" meta:non-whitespace-character-count="1430"/>
  </office:meta>
</office:document-meta>
</file>